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VerticalBoldCenter">
      <style:table-cell-properties fo:background-color="#ffdca8"/>
    </style:style>
    <style:style style:name="ce115" style:family="table-cell" style:parent-style-name="Normal">
      <style:table-cell-properties fo:background-color="#ffffff"/>
    </style:style>
    <style:style style:name="ce116" style:family="table-cell" style:parent-style-name="BoldCenter">
      <style:table-cell-properties fo:background-color="#d2ced4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4-04T13:59:58" calcext:value-type="date">
            <text:p>2022-04-04 13:59:58</text:p>
          </table:table-cell>
          <table:table-cell table:style-name="ce22" office:value-type="date" office:date-value="2022-04-04" calcext:value-type="date">
            <text:p>2022-04-0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3H59M58S" calcext:value-type="time">
            <text:p>13:59:5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4-04T13:59:58" calcext:value-type="date">
            <text:p>2022-04-04 13:59:58</text:p>
          </table:table-cell>
          <table:table-cell table:style-name="ce23" office:value-type="date" office:date-value="2022-04-04" calcext:value-type="date">
            <text:p>2022-04-0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1H59M58S" calcext:value-type="time">
            <text:p>01:59:5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4-04T13:59:58" calcext:value-type="date">
            <text:p>2022-04-04 13:59:58</text:p>
          </table:table-cell>
          <table:table-cell table:style-name="ce24" office:value-type="date" office:date-value="2022-04-04" calcext:value-type="date">
            <text:p>2022-04-0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3H59M58S" calcext:value-type="time">
            <text:p>13:59:58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4-04T13:59:58" calcext:value-type="date">
            <text:p>2022-04-04 13:59:58</text:p>
          </table:table-cell>
          <table:table-cell table:style-name="ce25" office:value-type="date" office:date-value="2022-04-04" calcext:value-type="date">
            <text:p>2022-04-0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1H59M58S" calcext:value-type="time">
            <text:p>01:59:5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4-04T13:59:58" calcext:value-type="date">
            <text:p>2022-04-04 13:59:58</text:p>
          </table:table-cell>
          <table:table-cell table:style-name="ce26" office:value-type="date" office:date-value="2022-04-04" calcext:value-type="date">
            <text:p>2022-04-0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3H59M58S" calcext:value-type="time">
            <text:p>13:59:5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4-04T13:59:58" calcext:value-type="date">
            <text:p>2022-04-04 13:59:58</text:p>
          </table:table-cell>
          <table:table-cell table:style-name="ce27" office:value-type="date" office:date-value="2022-04-04" calcext:value-type="date">
            <text:p>2022-04-0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1H59M58S" calcext:value-type="time">
            <text:p>01:59:58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4-04T13:59:58" calcext:value-type="date">
            <text:p>2022-04-04 13:59:58</text:p>
          </table:table-cell>
          <table:table-cell table:style-name="ce28" office:value-type="date" office:date-value="2022-04-04" calcext:value-type="date">
            <text:p>2022-04-0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3H59M58S" calcext:value-type="time">
            <text:p>13:59:58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4-04T13:59:58" calcext:value-type="date">
            <text:p>2022-04-04 13:59:58</text:p>
          </table:table-cell>
          <table:table-cell table:style-name="ce29" office:value-type="date" office:date-value="2022-04-04" calcext:value-type="date">
            <text:p>2022-04-0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1H59M58S" calcext:value-type="time">
            <text:p>01:59:58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4-04T13:59:58" calcext:value-type="date">
            <text:p>2022-04-04 13:59:58</text:p>
          </table:table-cell>
          <table:table-cell table:style-name="ce30" office:value-type="date" office:date-value="2022-04-04" calcext:value-type="date">
            <text:p>2022-04-0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3H59M59S" calcext:value-type="time">
            <text:p>13:59:5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4-04T13:59:59" calcext:value-type="date">
            <text:p>2022-04-04 13:59:59</text:p>
          </table:table-cell>
          <table:table-cell table:style-name="ce31" office:value-type="date" office:date-value="2022-04-04" calcext:value-type="date">
            <text:p>2022-04-0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1H59M59S" calcext:value-type="time">
            <text:p>01:59:5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4-0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Default"/>
        <table:table-column table:style-name="co5" table:default-cell-style-name="ce40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4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table-cell table:style-name="ce35" table:formula="of:=SUM([.A12:.A14])" office:value-type="float" office:value="12" calcext:value-type="float">
            <text:p>12</text:p>
          </table:table-cell>
          <table:table-cell table:style-name="ce35" table:formula="of:=SUM([.B12:.B14])" office:value-type="float" office:value="15" calcext:value-type="float">
            <text:p>15</text:p>
          </table:table-cell>
          <table:table-cell table:style-name="ce35" table:formula="of:=SUM([.C12:.C14])" office:value-type="float" office:value="18" calcext:value-type="float">
            <text:p>18</text:p>
          </table:table-cell>
          <table:table-cell/>
          <table:table-cell table:style-name="ce35" table:formula="of:=SUM([.E12:.E14])" office:value-type="float" office:value="6" calcext:value-type="float">
            <text:p>6</text:p>
          </table:table-cell>
          <table:table-cell table:style-name="ce35" table:formula="of:=SUM([.F12:.F14])" office:value-type="float" office:value="15" calcext:value-type="float">
            <text:p>15</text:p>
          </table:table-cell>
          <table:table-cell table:style-name="ce35" table:formula="of:=SUM([.G12:.G14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style-name="Default"/>
          <table:covered-table-cell table:number-columns-repeated="2"/>
          <table:table-cell table:style-name="ce11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A18:.D18])" office:value-type="float" office:value="12005" calcext:value-type="float">
            <text:p>12.005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9:.D19])" office:value-type="float" office:value="1031" calcext:value-type="float">
            <text:p>1.031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A20:.D20])" office:value-type="float" office:value="20421" calcext:value-type="float">
            <text:p>20.421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18:.B20])" office:value-type="float" office:value="33424" calcext:value-type="float">
            <text:p>33.424</text:p>
          </table:table-cell>
          <table:table-cell table:style-name="ce35" table:formula="of:=SUM([.C18:.C20])" office:value-type="float" office:value="15" calcext:value-type="float">
            <text:p>15</text:p>
          </table:table-cell>
          <table:table-cell table:style-name="ce35" table:formula="of:=SUM([.D18:.D20])" office:value-type="float" office:value="18" calcext:value-type="float">
            <text:p>18</text:p>
          </table:table-cell>
          <table:table-cell table:style-name="ce35" table:formula="of:=SUM([.A21:.D21])" office:value-type="float" office:value="33457" calcext:value-type="float">
            <text:p>33.45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5" office:value-type="string" calcext:value-type="string">
            <text:p>Fever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5" office:value-type="string" calcext:value-type="string">
            <text:p>Blue angel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Fever</text:p>
          </table:table-cell>
          <table:table-cell table:style-name="ce115" office:value-type="string" calcext:value-type="string">
            <text:p>Elvis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lue angel</text:p>
          </table:table-cell>
          <table:table-cell table:style-name="ce115" office:value-type="string" calcext:value-type="string">
            <text:p>Roy Orbis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 table:number-columns-repeated="3"/>
        </table:table-row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5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5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706132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43" calcext:value-type="float">
            <text:p>243</text:p>
          </table:table-cell>
          <table:table-cell office:value-type="float" office:value="1.131414" calcext:value-type="float">
            <text:p>1,13</text:p>
          </table:table-cell>
          <table:table-cell office:value-type="float" office:value="0.00464346530612245" calcext:value-type="float">
            <text:p>0,004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8181" calcext:value-type="float">
            <text:p>0,08</text:p>
          </table:table-cell>
          <table:table-cell office:value-type="float" office:value="0.008181" calcext:value-type="float">
            <text:p>0,008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15649" calcext:value-type="float">
            <text:p>0,02</text:p>
          </table:table-cell>
          <table:table-cell office:value-type="float" office:value="0.001956125" calcext:value-type="float">
            <text:p>0,001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30721" calcext:value-type="float">
            <text:p>0,03</text:p>
          </table:table-cell>
          <table:table-cell office:value-type="float" office:value="0.0061442" calcext:value-type="float">
            <text:p>0,006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100914" calcext:value-type="float">
            <text:p>0,10</text:p>
          </table:table-cell>
          <table:table-cell office:value-type="float" office:value="0.050457" calcext:value-type="float">
            <text:p>0,050457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4:.B8])" office:value-type="float" office:value="268" calcext:value-type="float">
            <text:p>268</text:p>
          </table:table-cell>
          <table:table-cell table:style-name="ce87" table:formula="of:=SUM([.C4:.C8])" office:value-type="float" office:value="1.360508" calcext:value-type="float">
            <text:p>1,36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3:59:57.7700522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3:59:56</meta:creation-date>
    <meta:generator>LibreOffice/7.2.6.2$Linux_X86_64 LibreOffice_project/20$Build-2</meta:generator>
    <meta:editing-duration>PT2S</meta:editing-duration>
    <meta:editing-cycles>2</meta:editing-cycles>
    <meta:initial-creator>Turulomio</meta:initial-creator>
    <dc:description>This file have been generated with UnoGenerator-0.26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4-04T14:00:00.033537550</dc:date>
    <dc:title>Ejemplo ODS con UnoGenerator</dc:title>
    <meta:document-statistic meta:table-count="5" meta:cell-count="314" meta:object-count="0"/>
  </office:meta>
</office:document-meta>
</file>